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8ca2" officeooo:paragraph-rsid="00138ca2"/>
    </style:style>
    <style:style style:name="P2" style:family="paragraph" style:parent-style-name="Standard">
      <style:text-properties officeooo:rsid="00138ca2" officeooo:paragraph-rsid="003984b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138ca2" style:font-weight-asian="bold" style:font-weight-complex="bold"/>
    </style:style>
    <style:style style:name="P5" style:family="paragraph" style:parent-style-name="Standard">
      <style:text-properties fo:font-weight="bold" officeooo:rsid="00746635" officeooo:paragraph-rsid="00746635" style:font-weight-asian="bold" style:font-weight-complex="bold"/>
    </style:style>
    <style:style style:name="P6" style:family="paragraph" style:parent-style-name="Standard">
      <style:text-properties fo:font-weight="bold" officeooo:rsid="0078c489" officeooo:paragraph-rsid="005f5596" style:font-weight-asian="bold" style:font-weight-complex="bold"/>
    </style:style>
    <style:style style:name="P7" style:family="paragraph" style:parent-style-name="Standard">
      <style:text-properties officeooo:rsid="001bbb26" officeooo:paragraph-rsid="001bbb26"/>
    </style:style>
    <style:style style:name="P8" style:family="paragraph" style:parent-style-name="Standard">
      <style:text-properties officeooo:paragraph-rsid="00332c02"/>
    </style:style>
    <style:style style:name="P9" style:family="paragraph" style:parent-style-name="Standard">
      <style:text-properties officeooo:paragraph-rsid="0020f598"/>
    </style:style>
    <style:style style:name="P10" style:family="paragraph" style:parent-style-name="Standard">
      <style:text-properties officeooo:rsid="00332c02" officeooo:paragraph-rsid="00332c02"/>
    </style:style>
    <style:style style:name="P11" style:family="paragraph" style:parent-style-name="Standard">
      <style:text-properties officeooo:rsid="00332c02" officeooo:paragraph-rsid="003984bd"/>
    </style:style>
    <style:style style:name="P12" style:family="paragraph" style:parent-style-name="Standard">
      <style:text-properties officeooo:rsid="00332c02" officeooo:paragraph-rsid="005170f3"/>
    </style:style>
    <style:style style:name="P13" style:family="paragraph" style:parent-style-name="Standard">
      <style:text-properties officeooo:rsid="003984bd" officeooo:paragraph-rsid="003984bd"/>
    </style:style>
    <style:style style:name="P14" style:family="paragraph" style:parent-style-name="Standard">
      <style:text-properties officeooo:rsid="00529b94" officeooo:paragraph-rsid="005a3f05"/>
    </style:style>
    <style:style style:name="P15" style:family="paragraph" style:parent-style-name="Standard">
      <style:text-properties officeooo:rsid="00529b94" officeooo:paragraph-rsid="005c0fac"/>
    </style:style>
    <style:style style:name="P16" style:family="paragraph" style:parent-style-name="Standard">
      <style:text-properties officeooo:paragraph-rsid="005d0e02"/>
    </style:style>
    <style:style style:name="P17" style:family="paragraph" style:parent-style-name="Standard">
      <style:text-properties officeooo:rsid="005f5596" officeooo:paragraph-rsid="005f5596"/>
    </style:style>
    <style:style style:name="P18" style:family="paragraph" style:parent-style-name="Standard">
      <style:text-properties officeooo:paragraph-rsid="005f5596"/>
    </style:style>
    <style:style style:name="P19" style:family="paragraph" style:parent-style-name="Standard">
      <style:text-properties officeooo:rsid="0064124e" officeooo:paragraph-rsid="0064124e"/>
    </style:style>
    <style:style style:name="P20" style:family="paragraph" style:parent-style-name="Standard">
      <style:text-properties officeooo:rsid="00672b45" officeooo:paragraph-rsid="00672b45"/>
    </style:style>
    <style:style style:name="P21" style:family="paragraph" style:parent-style-name="Standard">
      <style:text-properties fo:font-weight="normal" officeooo:rsid="0027c421" officeooo:paragraph-rsid="0026a223" style:font-weight-asian="normal" style:font-weight-complex="normal"/>
    </style:style>
    <style:style style:name="P22" style:family="paragraph" style:parent-style-name="Standard">
      <style:text-properties fo:font-weight="normal" officeooo:rsid="00841da3" officeooo:paragraph-rsid="00841da3" style:font-weight-asian="normal" style:font-weight-complex="normal"/>
    </style:style>
    <style:style style:name="P23" style:family="paragraph" style:parent-style-name="Standard">
      <style:text-properties officeooo:rsid="0024db91" officeooo:paragraph-rsid="00332c02"/>
    </style:style>
    <style:style style:name="P24" style:family="paragraph" style:parent-style-name="Standard">
      <style:text-properties officeooo:rsid="0033a942" officeooo:paragraph-rsid="0037eed1"/>
    </style:style>
    <style:style style:name="P25" style:family="paragraph" style:parent-style-name="Standard">
      <style:text-properties officeooo:rsid="0033a942" officeooo:paragraph-rsid="0064124e"/>
    </style:style>
    <style:style style:name="P26" style:family="paragraph" style:parent-style-name="Standard">
      <style:text-properties officeooo:rsid="005c6926" officeooo:paragraph-rsid="005d0e02"/>
    </style:style>
    <style:style style:name="P27" style:family="paragraph" style:parent-style-name="Standard">
      <style:text-properties officeooo:paragraph-rsid="00740628"/>
    </style:style>
    <style:style style:name="P28" style:family="paragraph" style:parent-style-name="Standard">
      <style:text-properties fo:font-size="16pt" fo:font-weight="bold" officeooo:rsid="00138ca2" style:font-size-asian="16pt" style:font-weight-asian="bold" style:font-size-complex="16pt" style:font-weight-complex="bold"/>
    </style:style>
    <style:style style:name="P29" style:family="paragraph" style:parent-style-name="Standard">
      <style:paragraph-properties fo:margin-top="0in" fo:margin-bottom="0.1965in" loext:contextual-spacing="false"/>
    </style:style>
    <style:style style:name="P30" style:family="paragraph" style:parent-style-name="Standard">
      <style:paragraph-properties fo:margin-top="0in" fo:margin-bottom="0.1965in" loext:contextual-spacing="false"/>
      <style:text-properties fo:font-weight="bold" style:font-weight-asian="bold" style:font-weight-complex="bold"/>
    </style:style>
    <style:style style:name="P31" style:family="paragraph" style:parent-style-name="Standard">
      <style:paragraph-properties fo:margin-top="0in" fo:margin-bottom="0.1965in" loext:contextual-spacing="false"/>
      <style:text-properties fo:font-size="16pt" style:font-size-asian="16pt" style:font-size-complex="16pt"/>
    </style:style>
    <style:style style:name="P32" style:family="paragraph" style:parent-style-name="Standard">
      <style:paragraph-properties fo:margin-top="0in" fo:margin-bottom="0.1965in" loext:contextual-spacing="false" fo:break-before="page"/>
      <style:text-properties fo:font-size="16pt" fo:font-weight="bold" style:font-size-asian="16pt" style:font-weight-asian="bold" style:font-size-complex="16pt" style:font-weight-complex="bold"/>
    </style:style>
    <style:style style:name="P33" style:family="paragraph" style:parent-style-name="Standard">
      <style:paragraph-properties fo:break-before="page"/>
      <style:text-properties fo:font-size="16pt" fo:font-weight="bold" style:font-size-asian="16pt" style:font-weight-asian="bold" style:font-size-complex="16pt" style:font-weight-complex="bold"/>
    </style:style>
    <style:style style:name="P34" style:family="paragraph" style:parent-style-name="Standard">
      <style:paragraph-properties fo:break-before="page"/>
      <style:text-properties fo:font-weight="bold" officeooo:rsid="00746635" officeooo:paragraph-rsid="00746635" style:font-weight-asian="bold" style:font-weight-complex="bold"/>
    </style:style>
    <style:style style:name="P35" style:family="paragraph" style:parent-style-name="Standard">
      <style:text-properties fo:font-weight="bold" officeooo:rsid="0078c489" officeooo:paragraph-rsid="00841da3" style:font-weight-asian="bold" style:font-weight-complex="bold"/>
    </style:style>
    <style:style style:name="P36" style:family="paragraph" style:parent-style-name="Standard">
      <style:text-properties officeooo:paragraph-rsid="005f5596"/>
    </style:style>
    <style:style style:name="P37" style:family="paragraph" style:parent-style-name="Standard">
      <style:text-properties officeooo:rsid="0084dfc3" officeooo:paragraph-rsid="0084dfc3"/>
    </style:style>
    <style:style style:name="T1" style:family="text">
      <style:text-properties officeooo:rsid="00138ca2"/>
    </style:style>
    <style:style style:name="T2" style:family="text">
      <style:text-properties officeooo:rsid="0016c88e"/>
    </style:style>
    <style:style style:name="T3" style:family="text">
      <style:text-properties officeooo:rsid="0018a58b"/>
    </style:style>
    <style:style style:name="T4" style:family="text">
      <style:text-properties officeooo:rsid="001bbb26"/>
    </style:style>
    <style:style style:name="T5" style:family="text">
      <style:text-properties officeooo:rsid="00332c02"/>
    </style:style>
    <style:style style:name="T6" style:family="text">
      <style:text-properties fo:font-weight="bold" style:font-weight-asian="bold" style:font-weight-complex="bold"/>
    </style:style>
    <style:style style:name="T7" style:family="text">
      <style:text-properties fo:font-weight="bold" officeooo:rsid="00151ca5" style:font-weight-asian="bold" style:font-weight-complex="bold"/>
    </style:style>
    <style:style style:name="T8" style:family="text">
      <style:text-properties officeooo:rsid="0033a942"/>
    </style:style>
    <style:style style:name="T9" style:family="text">
      <style:text-properties officeooo:rsid="003486b9"/>
    </style:style>
    <style:style style:name="T10" style:family="text">
      <style:text-properties officeooo:rsid="003a6d85"/>
    </style:style>
    <style:style style:name="T11" style:family="text">
      <style:text-properties officeooo:rsid="003e5d42"/>
    </style:style>
    <style:style style:name="T12" style:family="text">
      <style:text-properties officeooo:rsid="00424948"/>
    </style:style>
    <style:style style:name="T13" style:family="text">
      <style:text-properties officeooo:rsid="004e6272"/>
    </style:style>
    <style:style style:name="T14" style:family="text">
      <style:text-properties officeooo:rsid="00529b94"/>
    </style:style>
    <style:style style:name="T15" style:family="text">
      <style:text-properties officeooo:rsid="0053b1d8"/>
    </style:style>
    <style:style style:name="T16" style:family="text">
      <style:text-properties officeooo:rsid="00559538"/>
    </style:style>
    <style:style style:name="T17" style:family="text">
      <style:text-properties officeooo:rsid="005a3f05"/>
    </style:style>
    <style:style style:name="T18" style:family="text">
      <style:text-properties officeooo:rsid="005c0fac"/>
    </style:style>
    <style:style style:name="T19" style:family="text">
      <style:text-properties officeooo:rsid="005c6926"/>
    </style:style>
    <style:style style:name="T20" style:family="text">
      <style:text-properties officeooo:rsid="005dc1e6"/>
    </style:style>
    <style:style style:name="T21" style:family="text">
      <style:text-properties officeooo:rsid="0062fe45"/>
    </style:style>
    <style:style style:name="T22" style:family="text">
      <style:text-properties officeooo:rsid="0065f8c2"/>
    </style:style>
    <style:style style:name="T23" style:family="text">
      <style:text-properties officeooo:rsid="0068e03c"/>
    </style:style>
    <style:style style:name="T24" style:family="text">
      <style:text-properties officeooo:rsid="006f57ff"/>
    </style:style>
    <style:style style:name="T25" style:family="text">
      <style:text-properties officeooo:rsid="0070facf"/>
    </style:style>
    <style:style style:name="T26" style:family="text">
      <style:text-properties officeooo:rsid="00731f3a"/>
    </style:style>
    <style:style style:name="T27" style:family="text">
      <style:text-properties officeooo:rsid="00746635"/>
    </style:style>
    <style:style style:name="T28" style:family="text">
      <style:text-properties officeooo:rsid="0075407a"/>
    </style:style>
    <style:style style:name="T29" style:family="text">
      <style:text-properties officeooo:rsid="0078c489"/>
    </style:style>
    <style:style style:name="T30" style:family="text">
      <style:text-properties officeooo:rsid="0079cf3f"/>
    </style:style>
    <style:style style:name="T31" style:family="text">
      <style:text-properties officeooo:rsid="007fdded"/>
    </style:style>
    <style:style style:name="T32" style:family="text">
      <style:text-properties officeooo:rsid="00831cae"/>
    </style:style>
    <style:style style:name="T33" style:family="text">
      <style:text-properties officeooo:rsid="00841da3"/>
    </style:style>
    <style:style style:name="T34" style:family="text">
      <style:text-properties officeooo:rsid="0084fb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27">Projektir</text:span>yhmä muurahaiset agileo <text:span text:style-name="T9">ja yleistä Sprint 3:n vaiheesta&lt;&lt;&lt;</text:span></text:p>
      <text:p text:style-name="P4"/>
      <text:p text:style-name="P21">Lähdetään liikkeelle ryhmän koostumuksesta, rooleista ja yleisestä puolesta. Kerron tässä etenemisistä ja näytän hetken kuluttua Spring Tool Suite:ssa käytännön puolta sovelluksen ajamisesta.</text:p>
      <text:p text:style-name="P4"/>
      <text:p text:style-name="P23">Muurahaiset agileo projektiryhmän koostumus vaihtui siten, että Jari-Matti Seppälä ja Ossi Rantapuska lähtivät työharjoitteluun, Harri Mäenpää jatkoi Scrum Masterina ja mukaan uutena tuli </text:p>
      <text:p text:style-name="P11">Pasi Riikonen. Aika paljon Pasin on pitänyt tutustua projektiin erityisesti sprint <text:span text:style-name="T11">3</text:span>:n alkuvaiheessa ja Harrin taas vuorostaan tutustuttaa Pasia tekemiseen. Käytetyt tekniikat, määrittelyt ja sovelluksen rakenne ovat olleet erilaisia eri projektien välillä ja kestää aikansa, että oppii tekemään. </text:p>
      <text:p text:style-name="P11"/>
      <text:p text:style-name="P24">Harrille tuli myös Jenkinsin ajo sopivissa vaiheissa ja tarkistaen käännösten tilan siellä päässä paikallisten ajojen ohella. <text:s/>Ajot menivät pääasiassa läpi jenkinsin päässä kaatuen joskus lähinnä testeihin. Testejä korjattiin ja sen myötä jenkins ajot menivät jälleen läpi. Uusia testejä ei sprint 3 :ssa tehty, sillä keskityimme enemmänkin saamaan aikaan määrittelyä, uutta toiminnallisuutta ja korjauksia. </text:p>
      <text:p text:style-name="P1"/>
      <text:p text:style-name="P12">Oppimista <text:span text:style-name="T12">ja muutosta </text:span>myös muutenkin projektin kul<text:span text:style-name="T15">ue</text:span>ssa tapahtu<text:span text:style-name="T12">i</text:span>. <text:span text:style-name="T8">Myös projektin tehtävien määrittelyyn on päädytty tekemään aika paljon muutoksia sen kautta, että ryhmän ajatuksiin tuli Pasin myötä aika paljon erilaista verrattuna edellisen ryhmän koostumukseen. Projektin tilanteissa jouduttiin uudelleenarvioimaan Akkiksen käsitteitä, sisältöä ja suuntaamaan projektin etenemistä enemmän siihen, että olemassa olevat käsitteet tulevat muokattaviksi ja perusrakenne enemmän kohdilleen, esim. menut pääsivujen linkkien tilalle välittäen eteenpäin näytettävälle, muokattavalle tai lisättävälle tiedolle tarpeelliset asiat edellisestä valinnasta esim. kontaktiyrityksestä tai sopimuksesta valitusta listauksesta tms. Lisäksi merkittävänä muutoksena oli se, että käsitteenä Kauppa poistui omana käsitteenä, ja sen tiedot yhdistyivät sopimukseen. Huomattiin Akkiksen speksistä, että kauppa onkin itse asiassa kontaktiyrityksen ja asiakkaan välillä tehty sopimus, siis sama asia. </text:span></text:p>
      <text:p text:style-name="P12"/>
      <text:p text:style-name="P25">Itselle teknisesti haasteita tuotti sivujen linkittäminen toisiinsa ja sopimukseen liittyvät määrittelyt. Pasin kohdalla vastaavasti haasteita taas on tuottanut erityisesti salasanan kryptaus, mikä vaikutti loginiin, käyttäjän rekisteröintiin ja muokkaukseen salasanan tarkistusten ja tallennusten muodossa.</text:p>
      <text:p text:style-name="P19">Myös käyttäjätietojen syötön validointi oli haasteellista. Se oli ensimmäinen varsinainen syötteen tarkistus sovelluksessa login :n lisäksi. Myös<text:span text:style-name="T8"> menun rakentaminen niin, että se näkyy ja toimii sekä pääsivuilla että toimintojen alla oli haasteellista. Näistä haasteista on kuitenkin selvitty eteenpäin.</text:span></text:p>
      <text:p text:style-name="P11"/>
      <text:p text:style-name="P13">Uutta projektin tuotoksessa tuli menun ja ulkoasun parannukset, käyttäjäroolit ja niiden aloitussivut, kontraktin luominen käyttöliittymästä asti, käyttäjän, kontaktin, kontaktiyrityksen ja kontraktin perustietojen muokkausmahdollisuus <text:span text:style-name="T21">sekä käyttäjän tietojen syötön jonkinasteinen tarkistaminen</text:span>. <text:span text:style-name="T22">Uutena myös k</text:span>äyttäjän salasana tallennetaan tietokantaan kryptattuna. </text:p>
      <text:p text:style-name="P13"/>
      <text:p text:style-name="P20">Tässä vaiheessa ei <text:span text:style-name="T23">kuitenkaan</text:span> vielä tarkasteltu myöskään eri käyttäjäroolien erilaisia oikeuksia tehdä olemassaolevia toiminteita, <text:span text:style-name="T23">eikä tehty muihin kuin admin -roolille menuvalintoja, joiden oikeudet pitää vielä määritellä. Myöskään muiden käsitteiden kuin käyttäjien syötteitä ei ole tarkistettu, eikä käsitteiden välisiä linkityksiä voi muokata lisäysten jälkeen. Myös poistot ja esim. kontaktiyritysten ja edistyneemmät haut on myös jätetty myöhempiin vaiheisiin.</text:span></text:p>
      <text:p text:style-name="P2"/>
      <text:p text:style-name="P1">Projektin tuotos löytyy osoitteesta <text:a xlink:type="simple" xlink:href="http://www.github.com/muurahaisetagileo" text:style-name="Internet_20_link" text:visited-style-name="Visited_20_Internet_20_Link">www.github.com/muurahaisetagileo</text:a>. Sieltä klikataan akkis.</text:p>
      <text:p text:style-name="Standard"/>
      <text:p text:style-name="P30"/>
      <text:p text:style-name="P32">Projektissa käytetyt tekniikat</text:p>
      <text:p text:style-name="P29">-  Tekniikoina <text:span text:style-name="T3">projektissa</text:span> <text:span text:style-name="T13">on </text:span>käytössä <text:span text:style-name="T13">edelleen</text:span> JPA, SPRING ja käyttöliittymäpuolella <text:span text:style-name="T5">JSF ja Primefaces -tekniikoihin liittyvät XHTML</text:span>-sivut. <text:span text:style-name="T16">Projektissa käytetään myös edelleen maven:ia ja jenkins:iä. Alustana toimii pääasiassa Tomcat 8 ja MySQL -tietokanta.</text:span></text:p>
      <text:p text:style-name="P31"><text:span text:style-name="T7">Sovelluksen</text:span><text:span text:style-name="T6"> </text:span><text:span text:style-name="T7">e</text:span><text:span text:style-name="T6">ri kerrokset</text:span></text:p>
      <text:p text:style-name="P29"> - Sovellus jakautuu JPA-kerrokseen, transaktiokerrokseen ja Spring kerrokseen.</text:p>
      <text:p text:style-name="P8">- <text:span text:style-name="T5">Sovelluksen paketteja on tehty siten, että sekä JPA luokille ja Spring -komponenteille kummallekin yksi paketti ja kutakin käsitettä varten oma JSF managed bean -paketti.</text:span></text:p>
      <text:p text:style-name="P8"/>
      <text:p text:style-name="P9"><text:span text:style-name="T4">- Data-kansiosta löytyvät</text:span> <text:span text:style-name="T3">SQL-skriptit tietokannan luontiin, joilla saa tietokannan uudelleen käyttöön tietokannan tyhjentämisen jälkeen. Sinne on alkanut myös kertyä testdata -kansio, jossa on</text:span></text:p>
      <text:p text:style-name="P10">script eri vaiheiden testidatalle. </text:p>
      <text:p text:style-name="Standard"/>
      <text:p text:style-name="P7">- Docs-kansio on varattu dokumenteille. <text:span text:style-name="T10">Dokumenttien päivittäminen sprint:n yhteydessä on ollut vähäistä, lähinnä tehtävien määrittelyyn liittyvää. Tässä kolmannessa sprintissä on keskitytty enemmänkin uuden aikaansaamiseen kuin dokumentaation ylläpitoon tai kehittämiseen.</text:span></text:p>
      <text:p text:style-name="Standard"/>
      <text:p text:style-name="P3"/>
      <text:p text:style-name="P33"><text:span text:style-name="T2">Sovelluksen esiteltävistä t</text:span>oim<text:span text:style-name="T1">inn</text:span>oista <text:span text:style-name="T3">sovelluksen ajovaiheessa</text:span></text:p>
      <text:p text:style-name="P3"/>
      <text:p text:style-name="P5">Käyttäjät</text:p>
      <text:p text:style-name="P3"/>
      <text:p text:style-name="Standard">- <text:span text:style-name="T1">Run on Server -&gt;</text:span> Login, <text:span text:style-name="T3">aluksi login failed ilmoituksen esittäminen ja sen jälkeen onnistunut kirjautuminen, käyttäjätunnus admin, salasana adminPassu1 tunnuksilla.</text:span></text:p>
      <text:p text:style-name="Standard"/>
      <text:p text:style-name="Standard">- <text:span text:style-name="T14">Uuden käyttäjän rekisteröinti. Tietoihin on tullut lisää käyttäjäroolin valinta. Tehdään teknikko käyttäjä. ( Salasana: teknikko ). Nimi: Jaakko Kujala. </text:span></text:p>
      <text:p text:style-name="Standard"/>
      <text:p text:style-name="P14">- Uloskirjautuminen.</text:p>
      <text:p text:style-name="P14"/>
      <text:p text:style-name="P14"><text:span text:style-name="T17">­- </text:span>Login uutena käyttäjänä, <text:span text:style-name="T18">teknikko Jaakko Kujala. Huomataan, että teknikolla kuten myöskään muilla käyttäjäryhmillä ei ole vielä menuvalintoja. Ne määritellään myöhemmissä sprinteissä.</text:span></text:p>
      <text:p text:style-name="P14"/>
      <text:p text:style-name="P15">- Uloskirjautuminen <text:span text:style-name="T18">ja sisäänkirjautuminen Admin käyttäjänä.</text:span></text:p>
      <text:p text:style-name="P15"/>
      <text:p text:style-name="P15">- <text:span text:style-name="T28">käyttäjien etsintä</text:span></text:p>
      <text:p text:style-name="Standard"/>
      <text:p text:style-name="Standard"/>
      <text:p text:style-name="P5">Kontaktit</text:p>
      <text:p text:style-name="Standard"/>
      <text:p text:style-name="Standard">- <text:span text:style-name="T32">2 uuden k</text:span>ontaktin luonti.</text:p>
      <text:p text:style-name="P16"><text:s text:c="2"/></text:p>
      <text:p text:style-name="P26"><text:s text:c="2"/>Mikko Matilainen</text:p>
      <text:p text:style-name="Standard"><text:span text:style-name="T19"><text:s text:c="2"/>puh. 0404444444 Ja email (</text:span><text:a xlink:type="simple" xlink:href="mailto:mikko.matilainen@yritysc.com" text:style-name="Internet_20_link" text:visited-style-name="Visited_20_Internet_20_Link"><text:span text:style-name="T19">mikko.matilainen@yritysc.com</text:span></text:a><text:span text:style-name="T19">)</text:span></text:p>
      <text:p text:style-name="Standard"><text:s text:c="2"/><text:span text:style-name="T26">Suomi</text:span></text:p>
      <text:p text:style-name="Standard"/>
      <text:p text:style-name="Standard"><text:s text:c="3"/><text:span text:style-name="T32">Heikki Silvennoinen</text:span></text:p>
      <text:p text:style-name="Standard"><text:s text:c="3"/><text:span text:style-name="T32">puh. 0505555555 ja email </text:span><text:a xlink:type="simple" xlink:href="mailto:heikki.silvennoinen@yritys.com" text:style-name="Internet_20_link" text:visited-style-name="Visited_20_Internet_20_Link"><text:span text:style-name="T32">heikki.silvennoinen@yritys.com</text:span></text:a></text:p>
      <text:p text:style-name="Standard"><text:s text:c="3"/><text:span text:style-name="T32">Suomi</text:span></text:p>
      <text:p text:style-name="Standard"/>
      <text:p text:style-name="P27">- <text:span text:style-name="T20">Kontaktien haku ja listaus. Uusi kontakti näkyy tilassa contact.</text:span></text:p>
      <text:p text:style-name="Standard"/>
      <text:p text:style-name="Standard">- <text:span text:style-name="T31">Kontaktien muuttaminen lead:ksi.</text:span></text:p>
      <text:p text:style-name="Standard"/>
      <text:p text:style-name="Standard">- <text:s/><text:span text:style-name="T20">Kontaktin muokkaus. Huomautus kontaktia ei heti pääse muokkaamaan: varaudutaan siihen, että kaikki käyttäjäryhmät ei saa muokata. Ensin näytetään tarkemmin kontaktiin liittyvää tietoa.</text:span></text:p>
      <text:p text:style-name="Standard"/>
      <text:p text:style-name="Standard"><text:s text:c="2"/><text:span text:style-name="T20">Muutetaan puhelinnumeroa → 0403333333</text:span></text:p>
      <text:p text:style-name="Standard"/>
      <text:p text:style-name="Standard">- <text:span text:style-name="T20">Paluu kontaktilistaukseen. Tiedot näkyy siellä.</text:span></text:p>
      <text:p text:style-name="Standard"/>
      <text:p text:style-name="P5"/>
      <text:p text:style-name="P34">Kontaktiyritys</text:p>
      <text:p text:style-name="Standard"/>
      <text:p text:style-name="P17">- Uuden yrityksen luominen. <text:span text:style-name="T25">Yritys C, Jaakkolantie 12, 40700 Seinäjoki, </text:span><text:a xlink:type="simple" xlink:href="http://www.yritysc.com/" text:style-name="Internet_20_link" text:visited-style-name="Visited_20_Internet_20_Link"><text:span text:style-name="T25">www.yritysc.com</text:span></text:a><text:span text:style-name="T25">, </text:span><text:a xlink:type="simple" xlink:href="mailto:info@iyritysc.com" text:style-name="Internet_20_link" text:visited-style-name="Visited_20_Internet_20_Link"><text:span text:style-name="T25">info@yritysc.com</text:span></text:a><text:span text:style-name="T25"> </text:span></text:p>
      <text:p text:style-name="P17"/>
      <text:p text:style-name="P17">- Kontaktiyritysten listaus. <text:span text:style-name="T24">Uusi yritys näkyy.</text:span></text:p>
      <text:p text:style-name="P17"/>
      <text:p text:style-name="P17">- <text:span text:style-name="T29">Kontaktiyrityksen muokkaaminen</text:span></text:p>
      <text:p text:style-name="P6"/>
      <text:p text:style-name="P22">- käynti kontaktin muokkauksessa</text:p>
      <text:p text:style-name="P35"/>
      <text:p text:style-name="P35">Sopimus</text:p>
      <text:p text:style-name="P17"/>
      <text:p text:style-name="P17">- <text:span text:style-name="T29">Valitaan uusi juuri luotu yritys yritysten listauksessa</text:span></text:p>
      <text:p text:style-name="P17"/>
      <text:p text:style-name="P17">- Uuden sopimuksen tekeminen</text:p>
      <text:p text:style-name="P17"/>
      <text:p text:style-name="P17">- <text:span text:style-name="T30">Näkyy kontaktiyrityksen tiedoissa</text:span></text:p>
      <text:p text:style-name="P17"/>
      <text:p text:style-name="P17">- Juuri luodun sopimuksen muokkaaminen</text:p>
      <text:p text:style-name="P18"/>
      <text:p text:style-name="P18">- <text:span text:style-name="T33">käynti kontaktin muokkauksessa</text:span></text:p>
      <text:p text:style-name="P18"/>
      <text:p text:style-name="P18"/>
      <text:p text:style-name="P18">- <text:span text:style-name="T30">Sopimuksen asiakashenkilöiden näkyminen kontaktien asiakas -tilassa kontaktien listauksessa.</text:span></text:p>
      <text:p text:style-name="P18"/>
      <text:p text:style-name="P18"/>
      <text:p text:style-name="P37">Video on nauhoitettu avi-tiedostoksi SimpleScreenRecorder -ohjelmalla, mpeg4 videocodec:lla ja mp<text:span text:style-name="T34">3</text:span> äänikodekill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pi10 </meta:initial-creator>
    <meta:creation-date>2015-11-20T15:43:29.862158911</meta:creation-date>
    <dc:date>2015-12-03T18:09:40.946421344</dc:date>
    <dc:creator>oppi8 </dc:creator>
    <meta:editing-duration>PT3H21M8S</meta:editing-duration>
    <meta:editing-cycles>110</meta:editing-cycles>
    <meta:generator>LibreOffice/4.4.3.2$Linux_X86_64 LibreOffice_project/40m0$Build-2</meta:generator>
    <meta:document-statistic meta:table-count="0" meta:image-count="0" meta:object-count="0" meta:page-count="4" meta:paragraph-count="54" meta:word-count="775" meta:character-count="6627" meta:non-whitespace-character-count="5874"/>
  </office:meta>
</office:document-meta>
</file>